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dio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o.Audio( String src , String caching , String fetchtimeout ,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dio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o.Audio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o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o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dio.Aud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